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3549f" officeooo:paragraph-rsid="0013549f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3549f" officeooo:paragraph-rsid="0013549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3549f" officeooo:paragraph-rsid="0013549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Liberation Serif" fo:font-size="12pt" fo:font-weight="normal" officeooo:rsid="0013549f" officeooo:paragraph-rsid="0013549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35630" officeooo:paragraph-rsid="0013563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3549f" officeooo:paragraph-rsid="0013549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20pt" fo:font-weight="bold" officeooo:rsid="0013549f" officeooo:paragraph-rsid="0013549f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4pt" fo:font-weight="normal" officeooo:rsid="0013549f" officeooo:paragraph-rsid="0013549f" style:font-size-asian="14pt" style:font-weight-asian="normal" style:font-size-complex="14pt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Kanon-kugler gennem luften</text:p>
      <text:p text:style-name="P8">Kasteparabler i det 2-dimensionelle plan med forskellige metoder af beregning, simulering og fordele- og ulemper heraf.</text:p>
      <text:p text:style-name="P8"/>
      <text:p text:style-name="P6">T. Pieter, M. Kongsted, S. Jakobsen</text:p>
      <text:p text:style-name="P2"/>
      <text:section text:style-name="Sect1" text:name="Section1">
        <text:p text:style-name="P2">2 Teori</text:p>
        <text:p text:style-name="P3">Dette er den generelle formel for en kasteparabel.</text:p>
        <text:p text:style-name="P3"><draw:frame draw:style-name="fr1" draw:name="Object1" text:anchor-type="as-char" svg:y="-0.621cm" svg:width="2.909cm" svg:height="1cm" draw:z-index="0"><draw:object xlink:href="./Object 1" xlink:type="simple" xlink:show="embed" xlink:actuate="onLoad"/><draw:image xlink:href="./ObjectReplacements/Object 1" xlink:type="simple" xlink:show="embed" xlink:actuate="onLoad"/></draw:frame></text:p>
        <text:p text:style-name="P3">Givet en modellering af en kasteparabel af et objekt i et 2-dimensionelt koordinatsystem med akserne <draw:frame draw:style-name="fr1" draw:name="Object2" text:anchor-type="as-char" svg:y="-0.377cm" svg:width="0.233cm" svg:height="0.469cm" draw:z-index="1"><draw:object xlink:href="./Object 2" xlink:type="simple" xlink:show="embed" xlink:actuate="onLoad"/><draw:image xlink:href="./ObjectReplacements/Object 2" xlink:type="simple" xlink:show="embed" xlink:actuate="onLoad"/></draw:frame><text:s/>og <draw:frame draw:style-name="fr1" draw:name="Object3" text:anchor-type="as-char" svg:y="-0.377cm" svg:width="0.266cm" svg:height="0.469cm" draw:z-index="2"><draw:object xlink:href="./Object 3" xlink:type="simple" xlink:show="embed" xlink:actuate="onLoad"/><draw:image xlink:href="./ObjectReplacements/Object 3" xlink:type="simple" xlink:show="embed" xlink:actuate="onLoad"/></draw:frame>, beskriver denne formel</text:p>
        <text:p text:style-name="P3"/>
        <text:p text:style-name="P2">3 Forsøg</text:p>
        <text:p text:style-name="P3"/>
        <text:p text:style-name="P2">4 Simulation</text:p>
        <text:p text:style-name="P5">Vi har lavet et computer program, til simulering af en vilkårlig kasteparabel. </text:p>
        <text:p text:style-name="P2"><draw:frame draw:style-name="fr1" draw:name="Object4" text:anchor-type="as-char" svg:y="-1.388cm" svg:width="3.801cm" svg:height="2.626cm" draw:z-index="3"><draw:object xlink:href="./Object 4" xlink:type="simple" xlink:show="embed" xlink:actuate="onLoad"/><draw:image xlink:href="./ObjectReplacements/Object 4" xlink:type="simple" xlink:show="embed" xlink:actuate="onLoad"/></draw:frame></text:p>
        <text:p text:style-name="P2"/>
        <text:p text:style-name="P2"><draw:frame draw:style-name="fr1" draw:name="Object6" text:anchor-type="as-char" svg:y="-0.88cm" svg:width="4.856cm" svg:height="1.612cm" draw:z-index="5"><draw:object xlink:href="./Object 6" xlink:type="simple" xlink:show="embed" xlink:actuate="onLoad"/><draw:image xlink:href="./ObjectReplacements/Object 6" xlink:type="simple" xlink:show="embed" xlink:actuate="onLoad"/></draw:frame></text:p>
        <text:p text:style-name="P2"/>
        <text:p text:style-name="P2"><draw:frame draw:style-name="fr1" draw:name="Object5" text:anchor-type="as-char" svg:y="-0.85cm" svg:width="4.895cm" svg:height="1.552cm" draw:z-index="4"><draw:object xlink:href="./Object 5" xlink:type="simple" xlink:show="embed" xlink:actuate="onLoad"/><draw:image xlink:href="./ObjectReplacements/Object 5" xlink:type="simple" xlink:show="embed" xlink:actuate="onLoad"/></draw:frame></text:p>
        <text:p text:style-name="P4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3549f" officeooo:paragraph-rsid="0013549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Fysik Projekt<text:tab/><text:tab/>26-05-20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3:41:01.999219630</meta:creation-date>
    <dc:date>2023-05-26T14:55:21.116962634</dc:date>
    <meta:editing-duration>PT1H14M20S</meta:editing-duration>
    <meta:editing-cycles>3</meta:editing-cycles>
    <meta:generator>LibreOffice/7.5.3.2$Linux_X86_64 LibreOffice_project/50$Build-2</meta:generator>
    <meta:document-statistic meta:table-count="0" meta:image-count="0" meta:object-count="6" meta:page-count="2" meta:paragraph-count="14" meta:word-count="74" meta:character-count="490" meta:non-whitespace-character-count="423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row>
          <mfrac>
            <mn>1</mn>
            <mn>2</mn>
          </mfrac>
          <mo stretchy="false">⋅</mo>
          <mi>a</mi>
          <mo stretchy="false">⋅</mo>
          <msup>
            <mi>t</mi>
            <mn>2</mn>
          </msup>
        </mrow>
        <mo stretchy="false">+</mo>
        <mrow>
          <msub>
            <mi>V</mi>
            <mrow>
              <mn>0</mn>
              <mi>y</mi>
            </mrow>
          </msub>
          <mo stretchy="false">⋅</mo>
          <mi>t</mi>
        </mrow>
      </mrow>
    </mrow>
    <annotation encoding="StarMath 5.0">y=1 over 2 cdot a cdot t^2 + V_0y cdot t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i>y</mi>
    <annotation encoding="StarMath 5.0">y</annotation>
  </semantics>
</math>
</file>

<file path=Object 4/content.xml><?xml version="1.0" encoding="utf-8"?>
<math xmlns="http://www.w3.org/1998/Math/MathML" display="block">
  <semantics>
    <mtable>
      <mtr>
        <mtd>
          <mrow>
            <mi>a</mi>
            <mo stretchy="false">=</mo>
            <mfrac>
              <mi>m</mi>
              <mi>F</mi>
            </mfrac>
          </mrow>
        </mtd>
      </mtr>
      <mtr>
        <mtd>
          <mrow>
            <mi>a</mi>
            <mrow>
              <mrow>
                <mo fence="true" form="prefix" stretchy="false">[</mo>
                <mrow>
                  <mfrac>
                    <mi>m</mi>
                    <msup>
                      <mi>s</mi>
                      <mn>2</mn>
                    </msup>
                  </mfrac>
                </mrow>
                <mo fence="true" form="postfix" stretchy="false">]</mo>
              </mrow>
              <mo stretchy="false">=</mo>
              <mfrac>
                <mrow>
                  <mi>m</mi>
                  <mrow>
                    <mo fence="true" form="prefix" stretchy="false">[</mo>
                    <mrow>
                      <mi mathvariant="italic">kg</mi>
                    </mrow>
                    <mo fence="true" form="postfix" stretchy="false">]</mo>
                  </mrow>
                </mrow>
                <mrow>
                  <mi>F</mi>
                  <mrow>
                    <mo fence="true" form="prefix" stretchy="false">[</mo>
                    <mrow>
                      <mrow>
                        <mi>N</mi>
                        <mo stretchy="false">=</mo>
                        <mfrac>
                          <mrow>
                            <mi>m</mi>
                            <mo stretchy="false">∗</mo>
                            <mi mathvariant="italic">kg</mi>
                          </mrow>
                          <msup>
                            <mi>s</mi>
                            <mn>2</mn>
                          </msup>
                        </mfrac>
                      </mrow>
                    </mrow>
                    <mo fence="true" form="postfix" stretchy="false">]</mo>
                  </mrow>
                </mrow>
              </mfrac>
            </mrow>
          </mrow>
        </mtd>
      </mtr>
    </mtable>
    <annotation encoding="StarMath 5.0">a = m over F

newline

a [m over s^2] = {m [kg]} over {F [N = {m * kg} over s^2]}



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p</mi>
                <mn>1</mn>
              </msub>
              <mo stretchy="false">=</mo>
              <mrow>
                <msub>
                  <mi>p</mi>
                  <mn>0</mn>
                </msub>
                <mo stretchy="false">+</mo>
                <mrow>
                  <msub>
                    <mi>v</mi>
                    <mn>1</mn>
                  </msub>
                  <mo stretchy="false">⋅</mo>
                  <mi mathvariant="normal">Δ</mi>
                </mrow>
              </mrow>
            </mrow>
            <mi>t</mi>
          </mrow>
        </mtd>
      </mtr>
      <mtr>
        <mtd>
          <mrow>
            <msub>
              <mi>p</mi>
              <mn>1</mn>
            </msub>
            <mrow>
              <mrow>
                <mo fence="true" form="prefix" stretchy="false">[</mo>
                <mrow>
                  <mi>m</mi>
                </mrow>
                <mo fence="true" form="postfix" stretchy="false">]</mo>
              </mrow>
              <mo stretchy="false">=</mo>
              <msub>
                <mi>p</mi>
                <mn>0</mn>
              </msub>
            </mrow>
            <mrow>
              <mrow>
                <mo fence="true" form="prefix" stretchy="false">[</mo>
                <mrow>
                  <mi>m</mi>
                </mrow>
                <mo fence="true" form="postfix" stretchy="false">]</mo>
              </mrow>
              <mo stretchy="false">+</mo>
              <msub>
                <mi>v</mi>
                <mn>1</mn>
              </msub>
            </mrow>
            <mrow>
              <mrow>
                <mo fence="true" form="prefix" stretchy="false">[</mo>
                <mrow>
                  <mfrac>
                    <mi>m</mi>
                    <mi>s</mi>
                  </mfrac>
                </mrow>
                <mo fence="true" form="postfix" stretchy="false">]</mo>
              </mrow>
              <mo stretchy="false">⋅</mo>
              <mi mathvariant="normal">Δ</mi>
            </mrow>
            <mi>t</mi>
            <mrow>
              <mo fence="true" form="prefix" stretchy="false">[</mo>
              <mrow>
                <mi>s</mi>
              </mrow>
              <mo fence="true" form="postfix" stretchy="false">]</mo>
            </mrow>
          </mrow>
        </mtd>
      </mtr>
    </mtable>
    <annotation encoding="StarMath 5.0">p_1  = p_0 + v_1 cdot %DELTA t

newline

p_1 [m]  = p_0 [m] + v_1 [m over s] cdot %DELTA t [s]

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>
                <mi>v</mi>
                <mn>1</mn>
              </msub>
              <mo stretchy="false">=</mo>
              <mrow>
                <msub>
                  <mi>v</mi>
                  <mn>0</mn>
                </msub>
                <mo stretchy="false">+</mo>
                <mrow>
                  <mi>a</mi>
                  <mo stretchy="false">⋅</mo>
                  <mi mathvariant="normal">Δ</mi>
                </mrow>
              </mrow>
            </mrow>
            <mi>t</mi>
          </mrow>
        </mtd>
      </mtr>
      <mtr>
        <mtd>
          <mrow>
            <msub>
              <mi>v</mi>
              <mn>1</mn>
            </msub>
            <mrow>
              <mrow>
                <mo fence="true" form="prefix" stretchy="false">[</mo>
                <mrow>
                  <mfrac>
                    <mi>m</mi>
                    <mi>s</mi>
                  </mfrac>
                </mrow>
                <mo fence="true" form="postfix" stretchy="false">]</mo>
              </mrow>
              <mo stretchy="false">=</mo>
              <msub>
                <mi>v</mi>
                <mn>0</mn>
              </msub>
            </mrow>
            <mrow>
              <mrow>
                <mo fence="true" form="prefix" stretchy="false">[</mo>
                <mrow>
                  <mfrac>
                    <mi>m</mi>
                    <mi>s</mi>
                  </mfrac>
                </mrow>
                <mo fence="true" form="postfix" stretchy="false">]</mo>
              </mrow>
              <mo stretchy="false">+</mo>
              <mi>a</mi>
            </mrow>
            <mrow>
              <mrow>
                <mo fence="true" form="prefix" stretchy="false">[</mo>
                <mrow>
                  <mfrac>
                    <mi>m</mi>
                    <msup>
                      <mi>s</mi>
                      <mn>2</mn>
                    </msup>
                  </mfrac>
                </mrow>
                <mo fence="true" form="postfix" stretchy="false">]</mo>
              </mrow>
              <mo stretchy="false">⋅</mo>
              <mi mathvariant="normal">Δ</mi>
            </mrow>
            <mi>t</mi>
            <mrow>
              <mo fence="true" form="prefix" stretchy="false">[</mo>
              <mrow>
                <mi>s</mi>
              </mrow>
              <mo fence="true" form="postfix" stretchy="false">]</mo>
            </mrow>
          </mrow>
        </mtd>
      </mtr>
    </mtable>
    <annotation encoding="StarMath 5.0">v_1 = v_0 + a cdot %DELTA t

newline

v_1 [m over s] = v_0 [m over s] + a [m over s^2] cdot %DELTA t [s]

</annotation>
  </semantics>
</math>
</file>